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8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7" style:family="paragraph" style:parent-style-name="Table_20_Contents">
      <style:text-properties officeooo:rsid="001bfdc6" officeooo:paragraph-rsid="001bfdc6"/>
    </style:style>
    <style:style style:name="P28" style:family="paragraph" style:parent-style-name="Table_20_Contents">
      <style:text-properties officeooo:rsid="001ce5eb" officeooo:paragraph-rsid="001ce5eb"/>
    </style:style>
    <style:style style:name="P29" style:family="paragraph" style:parent-style-name="Table_20_Contents">
      <style:text-properties officeooo:rsid="0020e66a" officeooo:paragraph-rsid="0020e66a"/>
    </style:style>
    <style:style style:name="P30" style:family="paragraph" style:parent-style-name="Table_20_Contents">
      <style:text-properties officeooo:rsid="0020e66a" officeooo:paragraph-rsid="002f44c1"/>
    </style:style>
    <style:style style:name="P31" style:family="paragraph" style:parent-style-name="Table_20_Contents">
      <style:text-properties officeooo:paragraph-rsid="001ce5eb"/>
    </style:style>
    <style:style style:name="P32" style:family="paragraph" style:parent-style-name="Table_20_Contents">
      <style:text-properties officeooo:rsid="001ce5eb" officeooo:paragraph-rsid="001ce5eb" fo:background-color="transparent"/>
    </style:style>
    <style:style style:name="P33" style:family="paragraph" style:parent-style-name="Table_20_Contents">
      <style:text-properties officeooo:rsid="002bb31e" officeooo:paragraph-rsid="002bb31e"/>
    </style:style>
    <style:style style:name="P34" style:family="paragraph" style:parent-style-name="Table_20_Contents">
      <style:text-properties officeooo:rsid="002c1bbf" officeooo:paragraph-rsid="002c1bbf"/>
    </style:style>
    <style:style style:name="P35" style:family="paragraph" style:parent-style-name="Table_20_Contents">
      <style:text-properties officeooo:rsid="002da303" officeooo:paragraph-rsid="002da303"/>
    </style:style>
    <style:style style:name="P36" style:family="paragraph" style:parent-style-name="Table_20_Contents">
      <style:text-properties officeooo:rsid="002da303" officeooo:paragraph-rsid="0020e66a"/>
    </style:style>
    <style:style style:name="P37" style:family="paragraph" style:parent-style-name="Table_20_Contents">
      <style:text-properties officeooo:rsid="002f44c1" officeooo:paragraph-rsid="002f44c1"/>
    </style:style>
    <style:style style:name="P38" style:family="paragraph" style:parent-style-name="Table_20_Contents">
      <style:text-properties officeooo:rsid="00327015" officeooo:paragraph-rsid="00327015"/>
    </style:style>
    <style:style style:name="P39" style:family="paragraph" style:parent-style-name="Table_20_Contents">
      <style:text-properties officeooo:rsid="003355a3" officeooo:paragraph-rsid="003355a3"/>
    </style:style>
    <style:style style:name="P40" style:family="paragraph" style:parent-style-name="Table_20_Contents">
      <style:text-properties officeooo:rsid="003547a5" officeooo:paragraph-rsid="003547a5"/>
    </style:style>
    <style:style style:name="P41" style:family="paragraph" style:parent-style-name="Table_20_Contents">
      <style:text-properties officeooo:rsid="0039d373" officeooo:paragraph-rsid="0039d373"/>
    </style:style>
    <style:style style:name="P42" style:family="paragraph" style:parent-style-name="Table_20_Contents">
      <style:text-properties officeooo:rsid="003d3227" officeooo:paragraph-rsid="003d3227"/>
    </style:style>
    <style:style style:name="P43" style:family="paragraph" style:parent-style-name="Table_20_Contents">
      <style:text-properties officeooo:rsid="003e058c" officeooo:paragraph-rsid="003e058c"/>
    </style:style>
    <style:style style:name="P44" style:family="paragraph" style:parent-style-name="Table_20_Contents">
      <style:text-properties officeooo:rsid="003e058c" officeooo:paragraph-rsid="0049d9a3"/>
    </style:style>
    <style:style style:name="P45" style:family="paragraph" style:parent-style-name="Table_20_Contents">
      <style:text-properties officeooo:rsid="003ef708" officeooo:paragraph-rsid="003ef708"/>
    </style:style>
    <style:style style:name="P46" style:family="paragraph" style:parent-style-name="Table_20_Contents">
      <style:text-properties officeooo:rsid="0049d9a3" officeooo:paragraph-rsid="0049d9a3"/>
    </style:style>
    <style:style style:name="P47" style:family="paragraph" style:parent-style-name="Table_20_Contents">
      <style:text-properties officeooo:rsid="004a2bdb" officeooo:paragraph-rsid="004a2bdb"/>
    </style:style>
    <style:style style:name="P48" style:family="paragraph" style:parent-style-name="Table_20_Contents">
      <style:text-properties officeooo:rsid="004d7ee5" officeooo:paragraph-rsid="004d7ee5"/>
    </style:style>
    <style:style style:name="P49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26">7</text:p>
          </table:table-cell>
          <table:table-cell table:style-name="Tabella1.A8" office:value-type="string">
            <text:p text:style-name="P32">Doodle for second weekly meeting</text:p>
          </table:table-cell>
          <table:table-cell table:style-name="Tabella1.A8" office:value-type="string">
            <text:p text:style-name="P25">08/11/2013</text:p>
          </table:table-cell>
          <table:table-cell table:style-name="Tabella1.D8" office:value-type="string">
            <text:p text:style-name="P3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7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7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8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5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5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46" office:value-type="string">
            <text:p text:style-name="P16">7<text:span text:style-name="T17">3</text:span></text:p>
          </table:table-cell>
          <table:table-cell table:style-name="Tabella1.A46" office:value-type="string">
            <text:p text:style-name="P41">Alpha Prototype</text:p>
          </table:table-cell>
          <table:table-cell table:style-name="Tabella1.A46" office:value-type="string">
            <text:p text:style-name="P16">21/11/2013</text:p>
          </table:table-cell>
          <table:table-cell table:style-name="Tabella1.D46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25" office:value-type="string">
            <text:p text:style-name="P16">7<text:span text:style-name="T17">6</text:span></text:p>
          </table:table-cell>
          <table:table-cell table:style-name="Tabella1.A25" office:value-type="string">
            <text:p text:style-name="P41">Flowcharts for the algorithms to do all the calculations</text:p>
          </table:table-cell>
          <table:table-cell table:style-name="Tabella1.A25" office:value-type="string">
            <text:p text:style-name="P16">24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46" office:value-type="string">
            <text:p text:style-name="P18">7<text:span text:style-name="T17">9</text:span></text:p>
          </table:table-cell>
          <table:table-cell table:style-name="Tabella1.A46" office:value-type="string">
            <text:p text:style-name="P43">Summary Week Report</text:p>
          </table:table-cell>
          <table:table-cell table:style-name="Tabella1.A46" office:value-type="string">
            <text:p text:style-name="P18">2<text:span text:style-name="T19">5</text:span>/11/2013</text:p>
          </table:table-cell>
          <table:table-cell table:style-name="Tabella1.D46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7">Andrea</text:p>
          </table:table-cell>
        </table:table-row>
        <table:table-row>
          <table:table-cell table:style-name="Tabella1.A83" office:value-type="string">
            <text:p text:style-name="P22">82</text:p>
          </table:table-cell>
          <table:table-cell table:style-name="Tabella1.A83" office:value-type="string">
            <text:p text:style-name="P47">Group Meeting</text:p>
          </table:table-cell>
          <table:table-cell table:style-name="Tabella1.A83" office:value-type="string">
            <text:p text:style-name="P22">25/11/2013</text:p>
          </table:table-cell>
          <table:table-cell table:style-name="Tabella1.D83" office:value-type="string">
            <text:p text:style-name="P47">All</text:p>
          </table:table-cell>
        </table:table-row>
        <table:table-row>
          <table:table-cell table:style-name="Tabella1.A83" office:value-type="string">
            <text:p text:style-name="P22">83</text:p>
          </table:table-cell>
          <table:table-cell table:style-name="Tabella1.A83" office:value-type="string">
            <text:p text:style-name="P47">Minutes of Meeting</text:p>
          </table:table-cell>
          <table:table-cell table:style-name="Tabella1.A83" office:value-type="string">
            <text:p text:style-name="P22">25/11/2013</text:p>
          </table:table-cell>
          <table:table-cell table:style-name="Tabella1.D83" office:value-type="string">
            <text:p text:style-name="P47">Marko and/or Nikola</text:p>
          </table:table-cell>
        </table:table-row>
        <table:table-row>
          <table:table-cell table:style-name="Tabella1.A83" office:value-type="string">
            <text:p text:style-name="P22">84</text:p>
          </table:table-cell>
          <table:table-cell table:style-name="Tabella1.A83" office:value-type="string">
            <text:p text:style-name="P44"><text:span text:style-name="T21">Deliver </text:span><text:span text:style-name="T20">Alpha Prototype Presentation</text:span></text:p>
          </table:table-cell>
          <table:table-cell table:style-name="Tabella1.A83" office:value-type="string">
            <text:p text:style-name="P23">26/11/2013</text:p>
          </table:table-cell>
          <table:table-cell table:style-name="Tabella1.D83" office:value-type="string">
            <text:p text:style-name="P47">Dzana + Nikola</text:p>
          </table:table-cell>
        </table:table-row>
        <table:table-row>
          <table:table-cell table:style-name="Tabella1.A83" office:value-type="string">
            <text:p text:style-name="P22">85</text:p>
          </table:table-cell>
          <table:table-cell table:style-name="Tabella1.A83" office:value-type="string">
            <text:p text:style-name="P47">Meeting with Customers</text:p>
          </table:table-cell>
          <table:table-cell table:style-name="Tabella1.A83" office:value-type="string">
            <text:p text:style-name="P22">26/11/2013</text:p>
          </table:table-cell>
          <table:table-cell table:style-name="Tabella1.D83" office:value-type="string">
            <text:p text:style-name="P47">Andrea + Lorenzo</text:p>
          </table:table-cell>
        </table:table-row>
        <table:table-row>
          <table:table-cell table:style-name="Tabella1.A83" office:value-type="string">
            <text:p text:style-name="P22">86</text:p>
          </table:table-cell>
          <table:table-cell table:style-name="Tabella1.A83" office:value-type="string">
            <text:p text:style-name="P47">Customers Meeting Summary</text:p>
          </table:table-cell>
          <table:table-cell table:style-name="Tabella1.A83" office:value-type="string">
            <text:p text:style-name="P22">26/11/2013</text:p>
          </table:table-cell>
          <table:table-cell table:style-name="Tabella1.D83" office:value-type="string">
            <text:p text:style-name="P47">Andrea</text:p>
          </table:table-cell>
        </table:table-row>
        <table:table-row>
          <table:table-cell table:style-name="Tabella1.A83" office:value-type="string">
            <text:p text:style-name="P22">87</text:p>
          </table:table-cell>
          <table:table-cell table:style-name="Tabella1.A83" office:value-type="string">
            <text:p text:style-name="P48">Managing Meeting</text:p>
          </table:table-cell>
          <table:table-cell table:style-name="Tabella1.A83" office:value-type="string">
            <text:p text:style-name="P24">26/11/2013</text:p>
          </table:table-cell>
          <table:table-cell table:style-name="Tabella1.D83" office:value-type="string">
            <text:p text:style-name="P48">Andrea + Dzana</text:p>
          </table:table-cell>
        </table:table-row>
        <table:table-row>
          <table:table-cell table:style-name="Tabella1.A83" office:value-type="string">
            <text:p text:style-name="P22">88</text:p>
          </table:table-cell>
          <table:table-cell table:style-name="Tabella1.A83" office:value-type="string">
            <text:p text:style-name="P47">Meeting with supervisors</text:p>
          </table:table-cell>
          <table:table-cell table:style-name="Tabella1.A83" office:value-type="string">
            <text:p text:style-name="P22">27/11/2013</text:p>
          </table:table-cell>
          <table:table-cell table:style-name="Tabella1.D83" office:value-type="string">
            <text:p text:style-name="P47">Andrea + Lorenzo</text:p>
          </table:table-cell>
        </table:table-row>
        <table:table-row>
          <table:table-cell table:style-name="Tabella1.A83" office:value-type="string">
            <text:p text:style-name="P22">89</text:p>
          </table:table-cell>
          <table:table-cell table:style-name="Tabella1.A83" office:value-type="string">
            <text:p text:style-name="P47">Supervisors Meeting Summary</text:p>
          </table:table-cell>
          <table:table-cell table:style-name="Tabella1.A83" office:value-type="string">
            <text:p text:style-name="P22">27/11/2013</text:p>
          </table:table-cell>
          <table:table-cell table:style-name="Tabella1.D83" office:value-type="string">
            <text:p text:style-name="P47">Andrea</text:p>
          </table:table-cell>
        </table:table-row>
        <table:table-row>
          <table:table-cell table:style-name="Tabella1.A83" office:value-type="string">
            <text:p text:style-name="P22">90</text:p>
          </table:table-cell>
          <table:table-cell table:style-name="Tabella1.A83" office:value-type="string">
            <text:p text:style-name="P47">Finalize alpha prototype presentation</text:p>
          </table:table-cell>
          <table:table-cell table:style-name="Tabella1.A83" office:value-type="string">
            <text:p text:style-name="P22">27/11/2013</text:p>
          </table:table-cell>
          <table:table-cell table:style-name="Tabella1.D83" office:value-type="string">
            <text:p text:style-name="P47">Dzana + Nikola</text:p>
          </table:table-cell>
        </table:table-row>
        <table:table-row>
          <table:table-cell table:style-name="Tabella1.A83" office:value-type="string">
            <text:p text:style-name="P22">91</text:p>
          </table:table-cell>
          <table:table-cell table:style-name="Tabella1.A83" office:value-type="string">
            <text:p text:style-name="P47">Upload presentation on FER site</text:p>
          </table:table-cell>
          <table:table-cell table:style-name="Tabella1.A83" office:value-type="string">
            <text:p text:style-name="P22">27/11/2013</text:p>
          </table:table-cell>
          <table:table-cell table:style-name="Tabella1.D83" office:value-type="string">
            <text:p text:style-name="P47">Andrea</text:p>
          </table:table-cell>
        </table:table-row>
        <table:table-row>
          <table:table-cell table:style-name="Tabella1.A83" office:value-type="string">
            <text:p text:style-name="P22">92</text:p>
          </table:table-cell>
          <table:table-cell table:style-name="Tabella1.A83" office:value-type="string">
            <text:p text:style-name="P47">Lecture Class</text:p>
          </table:table-cell>
          <table:table-cell table:style-name="Tabella1.A83" office:value-type="string">
            <text:p text:style-name="P22">28/11/2013</text:p>
          </table:table-cell>
          <table:table-cell table:style-name="Tabella1.D83" office:value-type="string">
            <text:p text:style-name="P47">All</text:p>
          </table:table-cell>
        </table:table-row>
        <table:table-row>
          <table:table-cell table:style-name="Tabella1.A83" office:value-type="string">
            <text:p text:style-name="P22">93</text:p>
          </table:table-cell>
          <table:table-cell table:style-name="Tabella1.A83" office:value-type="string">
            <text:p text:style-name="P47">Presentation</text:p>
          </table:table-cell>
          <table:table-cell table:style-name="Tabella1.A83" office:value-type="string">
            <text:p text:style-name="P22">28/11/2013</text:p>
          </table:table-cell>
          <table:table-cell table:style-name="Tabella1.D83" office:value-type="string">
            <text:p text:style-name="P47">Dzana + Nikola</text:p>
          </table:table-cell>
        </table:table-row>
        <table:table-row>
          <table:table-cell table:style-name="Tabella1.A83" office:value-type="string">
            <text:p text:style-name="P22">94</text:p>
          </table:table-cell>
          <table:table-cell table:style-name="Tabella1.A83" office:value-type="string">
            <text:p text:style-name="P47">Meeting Agenda</text:p>
          </table:table-cell>
          <table:table-cell table:style-name="Tabella1.A83" office:value-type="string">
            <text:p text:style-name="P22">28/11/2013</text:p>
          </table:table-cell>
          <table:table-cell table:style-name="Tabella1.D83" office:value-type="string">
            <text:p text:style-name="P47">Andrea</text:p>
          </table:table-cell>
        </table:table-row>
        <table:table-row>
          <table:table-cell table:style-name="Tabella1.A83" office:value-type="string">
            <text:p text:style-name="P22">95</text:p>
          </table:table-cell>
          <table:table-cell table:style-name="Tabella1.A83" office:value-type="string">
            <text:p text:style-name="P47">Group Meeting</text:p>
          </table:table-cell>
          <table:table-cell table:style-name="Tabella1.A83" office:value-type="string">
            <text:p text:style-name="P22">28/11/2013</text:p>
          </table:table-cell>
          <table:table-cell table:style-name="Tabella1.D83" office:value-type="string">
            <text:p text:style-name="P47">All</text:p>
          </table:table-cell>
        </table:table-row>
        <table:table-row>
          <table:table-cell table:style-name="Tabella1.A83" office:value-type="string">
            <text:p text:style-name="P24">96</text:p>
          </table:table-cell>
          <table:table-cell table:style-name="Tabella1.A83" office:value-type="string">
            <text:p text:style-name="P47">Minutes of Meeting</text:p>
          </table:table-cell>
          <table:table-cell table:style-name="Tabella1.A83" office:value-type="string">
            <text:p text:style-name="P22">28/11/2013</text:p>
          </table:table-cell>
          <table:table-cell table:style-name="Tabella1.D83" office:value-type="string">
            <text:p text:style-name="P47">Marko and/or Nikola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5T17:27:57.66</dc:date>
    <meta:editing-duration>PT1H58M52S</meta:editing-duration>
    <meta:editing-cycles>51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88" meta:word-count="753" meta:character-count="4760" meta:non-whitespace-character-count="4393"/>
  </office:meta>
</office:document-meta>
</file>